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4pt" style:font-size-asian="44pt" style:font-size-complex="4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style:font-size-asian="21pt" style:font-size-complex="21pt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7"/>
    <style:style style:name="ce3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&quot;APROVADO&quot;" style:apply-style-name="Sem_20_título1" style:base-cell-address="Q2.H3"/>
      <style:map style:condition="cell-content()=&quot;REPROVADO&quot;" style:apply-style-name="Sem_20_título2" style:base-cell-address="Q2.H3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NewRomanPSMT" fo:font-size="12pt" fo:language="none" fo:country="none" fo:font-weight="bold" style:font-name-asian="TimesNewRomanPSMT" style:font-size-asian="12pt" style:language-asian="none" style:country-asian="none" style:font-weight-asian="bold" style:font-name-complex="TimesNewRomanPSMT" style:font-size-complex="12pt" style:language-complex="none" style:country-complex="none" style:font-weight-complex="bold"/>
    </style:style>
    <style:style style:name="ce26" style:family="table-cell" style:parent-style-name="Default">
      <style:table-cell-properties fo:background-color="transparent"/>
      <style:text-properties style:font-name="TimesNewRomanPSMT" fo:font-size="12pt" fo:language="none" fo:country="none" style:font-name-asian="TimesNewRomanPSMT" style:font-size-asian="12pt" style:language-asian="none" style:country-asian="none" style:font-name-complex="TimesNewRomanPSMT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NewRomanPSMT" fo:font-size="12pt" fo:language="none" fo:country="none" style:font-name-asian="TimesNewRomanPSMT" style:font-size-asian="12pt" style:language-asian="none" style:country-asian="none" style:font-name-complex="TimesNewRomanPSMT" style:font-size-complex="12pt" style:language-complex="none" style:country-complex="none"/>
    </style:style>
    <style:style style:name="ce2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b4c7dc"/>
    </style:style>
    <style:style style:name="ce5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TimesNewRomanPSMT" fo:font-size="12pt" fo:language="none" fo:country="none" fo:font-weight="bold" style:font-name-asian="TimesNewRomanPSMT" style:font-size-asian="12pt" style:language-asian="none" style:country-asian="none" style:font-weight-asian="bold" style:font-name-complex="TimesNewRomanPSMT" style:font-size-complex="12pt" style:language-complex="none" style:country-complex="none" style:font-weight-complex="bold"/>
    </style:style>
    <style:style style:name="ce52" style:family="table-cell" style:parent-style-name="Default">
      <style:table-cell-properties fo:background-color="#b4c7dc"/>
      <style:text-properties style:font-name="TimesNewRomanPSMT" fo:font-size="12pt" fo:language="none" fo:country="none" style:font-name-asian="TimesNewRomanPSMT" style:font-size-asian="12pt" style:language-asian="none" style:country-asian="none" style:font-name-complex="TimesNewRomanPSMT" style:font-size-complex="12pt" style:language-complex="none" style:country-complex="none"/>
    </style:style>
    <style:style style:name="ce5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TimesNewRomanPSMT" fo:font-size="12pt" fo:language="none" fo:country="none" style:font-name-asian="TimesNewRomanPSMT" style:font-size-asian="12pt" style:language-asian="none" style:country-asian="none" style:font-name-complex="TimesNewRomanPSMT" style:font-size-complex="12pt" style:language-complex="none" style:country-complex="none"/>
    </style:style>
    <style:style style:name="ce55" style:family="table-cell" style:parent-style-name="Default" style:data-style-name="N104">
      <style:table-cell-properties fo:background-color="#b4c7dc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1" style:family="text">
      <style:text-properties style:font-name="TimesNewRomanPSMT" fo:font-size="12pt" style:font-name-asian="TimesNewRomanPSMT" style:font-name-complex="TimesNewRomanPSM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ntrodução" table:style-name="ta1">
        <table:table-column table:style-name="co1" table:number-columns-repeated="20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19" table:number-rows-spanned="10">
            <text:p>Lista de exercícios 1 - Métodos Computacionais Aplicados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9" table:number-rows-spanned="6">
            <text:p>Autores: WILLIAM BRUNO SALES DE PAULA LIMA - 497345, MARCOS VINICIUS ANDRADE DE SOUSA - 496788</text:p>
          </table:table-cell>
          <table:covered-table-cell table:number-columns-repeated="18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  <table:table-row table:style-name="ro1">
          <table:table-cell/>
          <table:covered-table-cell table:number-columns-repeated="19"/>
        </table:table-row>
      </table:table>
      <table:table table:name="Q1" table:style-name="ta1">
        <table:table-column table:style-name="co1" table:default-cell-style-name="ce33"/>
        <table:table-column table:style-name="co1" table:number-columns-repeated="3" table:default-cell-style-name="Default"/>
        <table:table-row table:style-name="ro1">
          <table:table-cell table:style-name="ce31" office:value-type="string" calcext:value-type="string">
            <text:p>Data</text:p>
          </table:table-cell>
          <table:table-cell table:style-name="ce36" office:value-type="string" calcext:value-type="string">
            <text:p>Vendedor</text:p>
          </table:table-cell>
          <table:table-cell table:style-name="ce36" office:value-type="string" calcext:value-type="string">
            <text:p>Produto</text:p>
          </table:table-cell>
          <table:table-cell table:style-name="ce36" office:value-type="string" calcext:value-type="string">
            <text:p>Valor</text:p>
          </table:table-cell>
        </table:table-row>
        <table:table-row table:style-name="ro1">
          <table:table-cell table:style-name="ce32" office:value-type="date" office:date-value="2019-02-10" calcext:value-type="date">
            <text:p>10/02/19</text:p>
          </table:table-cell>
          <table:table-cell table:style-name="ce37" office:value-type="string" calcext:value-type="string">
            <text:p>Ana</text:p>
          </table:table-cell>
          <table:table-cell table:style-name="ce37" office:value-type="string" calcext:value-type="string">
            <text:p>Lâmpada</text:p>
          </table:table-cell>
          <table:table-cell table:style-name="ce37" office:value-type="float" office:value="320" calcext:value-type="float">
            <text:p>320</text:p>
          </table:table-cell>
        </table:table-row>
        <table:table-row table:style-name="ro1">
          <table:table-cell table:style-name="ce32" office:value-type="date" office:date-value="2019-02-10" calcext:value-type="date">
            <text:p>10/02/19</text:p>
          </table:table-cell>
          <table:table-cell table:style-name="ce37" office:value-type="string" calcext:value-type="string">
            <text:p>Paulo</text:p>
          </table:table-cell>
          <table:table-cell table:style-name="ce37" office:value-type="string" calcext:value-type="string">
            <text:p>Luminária</text:p>
          </table:table-cell>
          <table:table-cell table:style-name="ce37" office:value-type="float" office:value="740" calcext:value-type="float">
            <text:p>740</text:p>
          </table:table-cell>
        </table:table-row>
        <table:table-row table:style-name="ro1">
          <table:table-cell table:style-name="ce32" office:value-type="date" office:date-value="2019-02-10" calcext:value-type="date">
            <text:p>10/02/19</text:p>
          </table:table-cell>
          <table:table-cell table:style-name="ce37" office:value-type="string" calcext:value-type="string">
            <text:p>João</text:p>
          </table:table-cell>
          <table:table-cell table:style-name="ce37" office:value-type="string" calcext:value-type="string">
            <text:p>Lâmpada</text:p>
          </table:table-cell>
          <table:table-cell table:style-name="ce37" office:value-type="float" office:value="560" calcext:value-type="float">
            <text:p>560</text:p>
          </table:table-cell>
        </table:table-row>
        <table:table-row table:style-name="ro1">
          <table:table-cell table:style-name="ce32" office:value-type="date" office:date-value="2019-03-10" calcext:value-type="date">
            <text:p>10/03/19</text:p>
          </table:table-cell>
          <table:table-cell table:style-name="ce37" office:value-type="string" calcext:value-type="string">
            <text:p>Ana</text:p>
          </table:table-cell>
          <table:table-cell table:style-name="ce37" office:value-type="string" calcext:value-type="string">
            <text:p>Lâmpada</text:p>
          </table:table-cell>
          <table:table-cell table:style-name="ce37" office:value-type="float" office:value="820" calcext:value-type="float">
            <text:p>820</text:p>
          </table:table-cell>
        </table:table-row>
        <table:table-row table:style-name="ro1">
          <table:table-cell table:style-name="ce32" office:value-type="date" office:date-value="2019-03-11" calcext:value-type="date">
            <text:p>11/03/19</text:p>
          </table:table-cell>
          <table:table-cell table:style-name="ce37" office:value-type="string" calcext:value-type="string">
            <text:p>Paulo</text:p>
          </table:table-cell>
          <table:table-cell table:style-name="ce37" office:value-type="string" calcext:value-type="string">
            <text:p>Lâmpada</text:p>
          </table:table-cell>
          <table:table-cell table:style-name="ce37" office:value-type="float" office:value="670" calcext:value-type="float">
            <text:p>670</text:p>
          </table:table-cell>
        </table:table-row>
        <table:table-row table:style-name="ro1">
          <table:table-cell table:style-name="ce32" office:value-type="date" office:date-value="2019-03-12" calcext:value-type="date">
            <text:p>12/03/19</text:p>
          </table:table-cell>
          <table:table-cell table:style-name="ce37" office:value-type="string" calcext:value-type="string">
            <text:p>João</text:p>
          </table:table-cell>
          <table:table-cell table:style-name="ce37" office:value-type="string" calcext:value-type="string">
            <text:p>Luminária</text:p>
          </table:table-cell>
          <table:table-cell table:style-name="ce37" office:value-type="float" office:value="1200" calcext:value-type="float">
            <text:p>1200</text:p>
          </table:table-cell>
        </table:table-row>
        <table:table-row table:style-name="ro1">
          <table:table-cell table:style-name="ce32" office:value-type="date" office:date-value="2019-03-13" calcext:value-type="date">
            <text:p>13/03/19</text:p>
          </table:table-cell>
          <table:table-cell table:style-name="ce37" office:value-type="string" calcext:value-type="string">
            <text:p>Ana</text:p>
          </table:table-cell>
          <table:table-cell table:style-name="ce37" office:value-type="string" calcext:value-type="string">
            <text:p>Lâmpada</text:p>
          </table:table-cell>
          <table:table-cell table:style-name="ce37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4"/>
          <table:table-cell table:style-name="ce38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na</text:p>
          </table:table-cell>
          <table:table-cell table:style-name="ce39" table:formula="of:=SUMIF([.B2:.B8];&quot;Ana&quot;;[.D2:.D8])"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João</text:p>
          </table:table-cell>
          <table:table-cell table:style-name="ce39" table:formula="of:=SUMIF([.B3:.B9];&quot;João&quot;;[.D3:.D9])" office:value-type="float" office:value="1760" calcext:value-type="float">
            <text:p>1760</text:p>
          </table:table-cell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2" table:style-name="ta1">
        <table:table-column table:style-name="co2" table:default-cell-style-name="ce37"/>
        <table:table-column table:style-name="co3" table:default-cell-style-name="ce42"/>
        <table:table-column table:style-name="co1" table:number-columns-repeated="5" table:default-cell-style-name="ce42"/>
        <table:table-column table:style-name="co4" table:default-cell-style-name="ce42"/>
        <table:table-row table:style-name="ro1">
          <table:table-cell table:style-name="ce36" office:value-type="string" calcext:value-type="string">
            <text:p>Produto</text:p>
          </table:table-cell>
          <table:table-cell table:style-name="ce36" office:value-type="string" calcext:value-type="string">
            <text:p>Valor (Fornecedor)</text:p>
          </table:table-cell>
          <table:table-cell table:style-name="ce36" office:value-type="string" calcext:value-type="string">
            <text:p>Imposto A</text:p>
          </table:table-cell>
          <table:table-cell table:style-name="ce36" office:value-type="string" calcext:value-type="string">
            <text:p>Subtotal A</text:p>
          </table:table-cell>
          <table:table-cell table:style-name="ce36" office:value-type="string" calcext:value-type="string">
            <text:p>Imposto B</text:p>
          </table:table-cell>
          <table:table-cell table:style-name="ce36" office:value-type="string" calcext:value-type="string">
            <text:p>Subtotal B</text:p>
          </table:table-cell>
          <table:table-cell table:style-name="ce36" office:value-type="string" calcext:value-type="string">
            <text:p>Lucro</text:p>
          </table:table-cell>
          <table:table-cell table:style-name="ce36" office:value-type="string" calcext:value-type="string">
            <text:p>Valor (Final / Loja)</text:p>
          </table:table-cell>
        </table:table-row>
        <table:table-row table:style-name="ro1">
          <table:table-cell office:value-type="string" calcext:value-type="string">
            <text:p>Monitor 14 Pol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440" calcext:value-type="currency">
            <text:p>R$ 440,00</text:p>
          </table:table-cell>
          <table:table-cell table:style-name="ce37" office:value-type="string" calcext:value-type="string">
            <text:p>R4 80,00</text:p>
          </table:table-cell>
          <table:table-cell office:value-type="currency" office:currency="BRL" office:value="520" calcext:value-type="currency">
            <text:p>R$ 52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580" calcext:value-type="currency">
            <text:p>R$ 580,00</text:p>
          </table:table-cell>
        </table:table-row>
        <table:table-row table:style-name="ro1">
          <table:table-cell office:value-type="string" calcext:value-type="string">
            <text:p>TV 27 Pol</text:p>
          </table:table-cell>
          <table:table-cell office:value-type="currency" office:currency="BRL" office:value="1000" calcext:value-type="currency">
            <text:p>R$ 1.00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20" calcext:value-type="currency">
            <text:p>R$ 1.12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1320" calcext:value-type="currency">
            <text:p>R$ 1.32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470" calcext:value-type="currency">
            <text:p>R$ 1.470,00</text:p>
          </table:table-cell>
        </table:table-row>
        <table:table-row table:style-name="ro1">
          <table:table-cell office:value-type="string" calcext:value-type="string">
            <text:p>Celular 5 Pol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880" calcext:value-type="currency">
            <text:p>R$ 880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1040" calcext:value-type="currency">
            <text:p>R$ 1.04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60" calcext:value-type="currency">
            <text:p>R$ 1.160,00</text:p>
          </table:table-cell>
        </table:table-row>
        <table:table-row table:style-name="ro1">
          <table:table-cell office:value-type="string" calcext:value-type="string">
            <text:p>Rádio AM/FM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20" calcext:value-type="currency">
            <text:p>R$ 22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260" calcext:value-type="currency">
            <text:p>R$ 260,00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290" calcext:value-type="currency">
            <text:p>R$ 290,00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currency" office:currency="BRL" office:value="2000" calcext:value-type="currency">
            <text:p>R$ 2.00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200" calcext:value-type="currency">
            <text:p>R$ 2.200,00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2600" calcext:value-type="currency">
            <text:p>R$ 2.600,00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2900" calcext:value-type="currency">
            <text:p>R$ 2.900,00</text:p>
          </table:table-cell>
        </table:table-row>
        <table:table-row table:style-name="ro1">
          <table:table-cell office:value-type="string" calcext:value-type="string">
            <text:p>Relógio</text:p>
          </table:table-cell>
          <table:table-cell table:style-name="ce43" office:value-type="currency" office:currency="BRL" office:value="300" calcext:value-type="currency">
            <text:p>R$ 300,00</text:p>
          </table:table-cell>
          <table:table-cell table:style-name="ce43" office:value-type="currency" office:currency="BRL" office:value="30" calcext:value-type="currency">
            <text:p>R$ 30,00</text:p>
          </table:table-cell>
          <table:table-cell table:style-name="ce43" office:value-type="currency" office:currency="BRL" office:value="330" calcext:value-type="currency">
            <text:p>R$ 330,00</text:p>
          </table:table-cell>
          <table:table-cell table:style-name="ce43" office:value-type="currency" office:currency="BRL" office:value="60" calcext:value-type="currency">
            <text:p>R$ 60,00</text:p>
          </table:table-cell>
          <table:table-cell table:style-name="ce43" office:value-type="currency" office:currency="BRL" office:value="390" calcext:value-type="currency">
            <text:p>R$ 390,00</text:p>
          </table:table-cell>
          <table:table-cell table:style-name="ce43" office:value-type="currency" office:currency="BRL" office:value="45" calcext:value-type="currency">
            <text:p>R$ 45,00</text:p>
          </table:table-cell>
          <table:table-cell table:style-name="ce43" office:value-type="currency" office:currency="BRL" office:value="435" calcext:value-type="currency">
            <text:p>R$ 435,00</text:p>
          </table:table-cell>
        </table:table-row>
        <table:table-row table:style-name="ro1">
          <table:table-cell office:value-type="string" calcext:value-type="string">
            <text:p>Luminária</text:p>
          </table:table-cell>
          <table:table-cell table:style-name="ce43" office:value-type="currency" office:currency="BRL" office:value="120" calcext:value-type="currency">
            <text:p>R$ 120,00</text:p>
          </table:table-cell>
          <table:table-cell table:style-name="ce43" office:value-type="currency" office:currency="BRL" office:value="12" calcext:value-type="currency">
            <text:p>R$ 12,00</text:p>
          </table:table-cell>
          <table:table-cell table:style-name="ce43" office:value-type="currency" office:currency="BRL" office:value="132" calcext:value-type="currency">
            <text:p>R$ 132,00</text:p>
          </table:table-cell>
          <table:table-cell table:style-name="ce43" office:value-type="currency" office:currency="BRL" office:value="24" calcext:value-type="currency">
            <text:p>R$ 24,00</text:p>
          </table:table-cell>
          <table:table-cell table:style-name="ce43" office:value-type="currency" office:currency="BRL" office:value="156" calcext:value-type="currency">
            <text:p>R$ 156,00</text:p>
          </table:table-cell>
          <table:table-cell table:style-name="ce43" office:value-type="currency" office:currency="BRL" office:value="18" calcext:value-type="currency">
            <text:p>R$ 18,00</text:p>
          </table:table-cell>
          <table:table-cell table:style-name="ce43" office:value-type="currency" office:currency="BRL" office:value="174" calcext:value-type="currency">
            <text:p>R$ 174,00</text:p>
          </table:table-cell>
        </table:table-row>
        <table:table-row table:style-name="ro1">
          <table:table-cell office:value-type="string" calcext:value-type="string">
            <text:p>Sofá 3 lugares</text:p>
          </table:table-cell>
          <table:table-cell table:style-name="ce43" office:value-type="currency" office:currency="BRL" office:value="700" calcext:value-type="currency">
            <text:p>R$ 700,00</text:p>
          </table:table-cell>
          <table:table-cell table:style-name="ce43" office:value-type="currency" office:currency="BRL" office:value="70" calcext:value-type="currency">
            <text:p>R$ 70,00</text:p>
          </table:table-cell>
          <table:table-cell table:style-name="ce43" office:value-type="currency" office:currency="BRL" office:value="770" calcext:value-type="currency">
            <text:p>R$ 770,00</text:p>
          </table:table-cell>
          <table:table-cell table:style-name="ce43" office:value-type="currency" office:currency="BRL" office:value="140" calcext:value-type="currency">
            <text:p>R$ 140,00</text:p>
          </table:table-cell>
          <table:table-cell table:style-name="ce43" office:value-type="currency" office:currency="BRL" office:value="910" calcext:value-type="currency">
            <text:p>R$ 910,00</text:p>
          </table:table-cell>
          <table:table-cell table:style-name="ce43" office:value-type="currency" office:currency="BRL" office:value="105" calcext:value-type="currency">
            <text:p>R$ 105,00</text:p>
          </table:table-cell>
          <table:table-cell table:style-name="ce43" office:value-type="currency" office:currency="BRL" office:value="1015" calcext:value-type="currency">
            <text:p>R$ 1.015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0" office:value-type="string" calcext:value-type="string" table:number-columns-spanned="3" table:number-rows-spanned="1">
            <text:p>RESPOSTAS DOS ITENS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2">
          <table:table-cell table:style-name="ce41" office:value-type="string" calcext:value-type="string">
            <text:p>Quantos produtos apresentam Lucro acima de R$ 60,00</text:p>
          </table:table-cell>
          <table:table-cell table:style-name="ce44" office:value-type="string" calcext:value-type="string">
            <text:p>Quantas vezes os impostos ultrapassaram o valor de R$ 120,00 </text:p>
          </table:table-cell>
          <table:table-cell table:style-name="ce44" office:value-type="string" calcext:value-type="string">
            <text:p>Quantos produtos tem Valor Final acima de R$ 800,00 </text:p>
          </table:table-cell>
          <table:table-cell table:style-name="Default" table:number-columns-repeated="5"/>
        </table:table-row>
        <table:table-row table:style-name="ro1">
          <table:table-cell table:formula="of:=COUNTIF([.G2:.G9];&quot;&gt;60&quot;)" office:value-type="float" office:value="4" calcext:value-type="float">
            <text:p>4</text:p>
          </table:table-cell>
          <table:table-cell table:style-name="ce37" table:formula="of:=COUNTIF([.C2:.C9];&quot;&gt;120&quot;) + COUNTIF([.E2:.E9];&quot;&gt;120&quot;)" office:value-type="float" office:value="5" calcext:value-type="float">
            <text:p>5</text:p>
          </table:table-cell>
          <table:table-cell table:style-name="ce37" table:formula="of:=COUNTIF([.H2:.H9];&quot;&gt;800&quot;)" office:value-type="float" office:value="4" calcext:value-type="float">
            <text:p>4</text:p>
          </table:table-cell>
          <table:table-cell table:style-name="Default" table:number-columns-repeated="5"/>
        </table:table-row>
      </table:table>
      <table:table table:name="Q3" table:style-name="ta1">
        <table:table-column table:style-name="co5" table:default-cell-style-name="ce20"/>
        <table:table-column table:style-name="co1" table:number-columns-repeated="4" table:default-cell-style-name="ce23"/>
        <table:table-column table:style-name="co1" table:number-columns-repeated="2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" table:default-cell-style-name="ce20"/>
        <table:table-column table:style-name="co10" table:default-cell-style-name="ce20"/>
        <table:table-column table:style-name="co11" table:default-cell-style-name="ce20"/>
        <table:table-column table:style-name="co1" table:default-cell-style-name="ce20"/>
        <table:table-row table:style-name="ro1">
          <table:table-cell table:style-name="ce40" office:value-type="string" calcext:value-type="string" table:number-columns-spanned="8" table:number-rows-spanned="1">
            <text:p>BOLETIM ESCOLAR</text:p>
          </table:table-cell>
          <table:covered-table-cell table:number-columns-repeated="7" table:style-name="Default"/>
          <table:table-cell table:style-name="Default" table:number-columns-repeated="7"/>
        </table:table-row>
        <table:table-row table:style-name="ro1">
          <table:table-cell table:style-name="ce36" office:value-type="string" calcext:value-type="string">
            <text:p>Disciplinas</text:p>
          </table:table-cell>
          <table:table-cell table:style-name="ce36" office:value-type="string" calcext:value-type="string">
            <text:p>1º Bimestre</text:p>
          </table:table-cell>
          <table:table-cell table:style-name="ce36" office:value-type="string" calcext:value-type="string">
            <text:p>2º Bimestre</text:p>
          </table:table-cell>
          <table:table-cell table:style-name="ce36" office:value-type="string" calcext:value-type="string">
            <text:p>3º Bimestre</text:p>
          </table:table-cell>
          <table:table-cell table:style-name="ce36" office:value-type="string" calcext:value-type="string">
            <text:p>4º Bimestre</text:p>
          </table:table-cell>
          <table:table-cell table:style-name="ce36" office:value-type="string" calcext:value-type="string">
            <text:p>Soma</text:p>
          </table:table-cell>
          <table:table-cell table:style-name="ce36" office:value-type="string" calcext:value-type="string">
            <text:p>Média</text:p>
          </table:table-cell>
          <table:table-cell table:style-name="ce36" office:value-type="string" calcext:value-type="string">
            <text:p>Situaçã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Econometria I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.5" calcext:value-type="float">
            <text:p>8,5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SUM([.B3:.E3])" office:value-type="float" office:value="32.5" calcext:value-type="float">
            <text:p>32,5</text:p>
          </table:table-cell>
          <table:table-cell table:style-name="ce15" table:formula="of:=AVERAGE([.B3:.E3])" office:value-type="float" office:value="8.125" calcext:value-type="float">
            <text:p>8,125</text:p>
          </table:table-cell>
          <table:table-cell table:style-name="ce16" table:formula="of:=IF([.G3]&gt;=7;&quot;APROVADO&quot;;&quot;REPROVADO&quot;)" office:value-type="string" office:string-value="APROVADO" calcext:value-type="string">
            <text:p>A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Econometria I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formula="of:=SUM([.B4:.E4])" office:value-type="float" office:value="24" calcext:value-type="float">
            <text:p>24</text:p>
          </table:table-cell>
          <table:table-cell table:style-name="ce15" table:formula="of:=AVERAGE([.B4:.E4])" office:value-type="float" office:value="6" calcext:value-type="float">
            <text:p>6</text:p>
          </table:table-cell>
          <table:table-cell table:style-name="ce16" table:formula="of:=IF([.G4]&gt;=7;&quot;APROVADO&quot;;&quot;REPROVADO&quot;)" office:value-type="string" office:string-value="REPROVADO" calcext:value-type="string">
            <text:p>RE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Álgebra Linear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7.5" calcext:value-type="float">
            <text:p>7,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SUM([.B5:.E5])" office:value-type="float" office:value="29.5" calcext:value-type="float">
            <text:p>29,5</text:p>
          </table:table-cell>
          <table:table-cell table:style-name="ce15" table:formula="of:=AVERAGE([.B5:.E5])" office:value-type="float" office:value="7.375" calcext:value-type="float">
            <text:p>7,375</text:p>
          </table:table-cell>
          <table:table-cell table:style-name="ce16" table:formula="of:=IF([.G5]&gt;=7;&quot;APROVADO&quot;;&quot;REPROVADO&quot;)" office:value-type="string" office:string-value="APROVADO" calcext:value-type="string">
            <text:p>A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Matemática 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table:formula="of:=SUM([.B6:.E6])" office:value-type="float" office:value="21" calcext:value-type="float">
            <text:p>21</text:p>
          </table:table-cell>
          <table:table-cell table:style-name="ce15" table:formula="of:=AVERAGE([.B6:.E6])" office:value-type="float" office:value="5.25" calcext:value-type="float">
            <text:p>5,25</text:p>
          </table:table-cell>
          <table:table-cell table:style-name="ce16" table:formula="of:=IF([.G6]&gt;=7;&quot;APROVADO&quot;;&quot;REPROVADO&quot;)" office:value-type="string" office:string-value="REPROVADO" calcext:value-type="string">
            <text:p>RE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Economia Dinâmica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.5" calcext:value-type="float">
            <text:p>8,5</text:p>
          </table:table-cell>
          <table:table-cell table:style-name="ce15" office:value-type="float" office:value="9.5" calcext:value-type="float">
            <text:p>9,5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formula="of:=SUM([.B7:.E7])" office:value-type="float" office:value="33" calcext:value-type="float">
            <text:p>33</text:p>
          </table:table-cell>
          <table:table-cell table:style-name="ce15" table:formula="of:=AVERAGE([.B7:.E7])" office:value-type="float" office:value="8.25" calcext:value-type="float">
            <text:p>8,25</text:p>
          </table:table-cell>
          <table:table-cell table:style-name="ce16" table:formula="of:=IF([.G7]&gt;=7;&quot;APROVADO&quot;;&quot;REPROVADO&quot;)" office:value-type="string" office:string-value="APROVADO" calcext:value-type="string">
            <text:p>A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Estatística I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style-name="ce15" table:formula="of:=SUM([.B8:.E8])" office:value-type="float" office:value="15" calcext:value-type="float">
            <text:p>15</text:p>
          </table:table-cell>
          <table:table-cell table:style-name="ce15" table:formula="of:=AVERAGE([.B8:.E8])" office:value-type="float" office:value="3.75" calcext:value-type="float">
            <text:p>3,75</text:p>
          </table:table-cell>
          <table:table-cell table:style-name="ce16" table:formula="of:=IF([.G8]&gt;=7;&quot;APROVADO&quot;;&quot;REPROVADO&quot;)" office:value-type="string" office:string-value="REPROVADO" calcext:value-type="string">
            <text:p>REPROVADO</text:p>
          </table:table-cell>
          <table:table-cell table:style-name="Default" table:number-columns-repeated="7"/>
        </table:table-row>
        <table:table-row table:style-name="ro1">
          <table:table-cell table:style-name="ce15" office:value-type="string" calcext:value-type="string">
            <text:p>Estatística II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SUM([.B9:.E9])" office:value-type="float" office:value="34" calcext:value-type="float">
            <text:p>34</text:p>
          </table:table-cell>
          <table:table-cell table:style-name="ce15" table:formula="of:=AVERAGE([.B9:.E9])" office:value-type="float" office:value="8.5" calcext:value-type="float">
            <text:p>8,5</text:p>
          </table:table-cell>
          <table:table-cell table:style-name="ce16" table:formula="of:=IF([.G9]&gt;=7;&quot;APROVADO&quot;;&quot;REPROVADO&quot;)" office:value-type="string" office:string-value="APROVADO" calcext:value-type="string">
            <text:p>APROVADO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15"/>
        </table:table-row>
        <table:table-row table:style-name="ro1" table:number-rows-repeated="2">
          <table:table-cell/>
          <table:table-cell table:style-name="ce20" table:number-columns-repeated="4"/>
          <table:table-cell table:number-columns-repeated="10"/>
        </table:table-row>
        <table:table-row table:style-name="ro1">
          <table:table-cell table:style-name="ce21"/>
          <table:table-cell table:style-name="ce20" table:number-columns-repeated="4"/>
          <table:table-cell table:number-columns-repeated="3"/>
          <table:table-cell table:style-name="ce21"/>
          <table:table-cell table:number-columns-repeated="6"/>
        </table:table-row>
        <table:table-row table:style-name="ro3">
          <table:table-cell table:style-name="ce22"/>
          <table:table-cell table:style-name="ce21" table:number-columns-repeated="4"/>
          <table:table-cell table:number-columns-repeated="3"/>
          <table:table-cell table:style-name="ce25"/>
          <table:table-cell table:style-name="ce21" table:number-columns-repeated="4"/>
          <table:table-cell table:style-name="ce30"/>
          <table:table-cell table:style-name="ce21"/>
        </table:table-row>
        <table:table-row table:style-name="ro3">
          <table:table-cell table:number-columns-repeated="8"/>
          <table:table-cell table:style-name="ce26"/>
          <table:table-cell table:style-name="ce27"/>
          <table:table-cell table:style-name="ce28"/>
          <table:table-cell table:style-name="ce29" table:number-columns-repeated="4"/>
        </table:table-row>
        <table:table-row table:style-name="ro3">
          <table:table-cell table:number-columns-repeated="8"/>
          <table:table-cell table:style-name="ce26"/>
          <table:table-cell table:style-name="ce28"/>
          <table:table-cell table:style-name="ce27"/>
          <table:table-cell table:style-name="ce29" table:number-columns-repeated="4"/>
        </table:table-row>
        <table:table-row table:style-name="ro3" table:number-rows-repeated="3">
          <table:table-cell table:number-columns-repeated="8"/>
          <table:table-cell table:style-name="ce26"/>
          <table:table-cell table:style-name="ce28" table:number-columns-repeated="2"/>
          <table:table-cell table:style-name="ce29" table:number-columns-repeated="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table:style-name="ce20" table:number-columns-repeated="4"/>
          <table:table-cell table:number-columns-repeated="10"/>
        </table:table-row>
        <table:table-row table:style-name="ro1">
          <table:table-cell/>
          <table:table-cell table:style-name="ce20" table:number-columns-repeated="4"/>
          <table:table-cell table:number-columns-repeated="10"/>
        </table:table-row>
        <calcext:conditional-formats>
          <calcext:conditional-format calcext:target-range-address="Q3.H3:Q3.H9">
            <calcext:condition calcext:apply-style-name="Sem título1" calcext:value="=&quot;APROVADO&quot;" calcext:base-cell-address="Q2.H3"/>
            <calcext:condition calcext:apply-style-name="Sem título2" calcext:value="=&quot;REPROVADO&quot;" calcext:base-cell-address="Q2.H3"/>
          </calcext:conditional-format>
        </calcext:conditional-formats>
      </table:table>
      <table:table table:name="Q4" table:style-name="ta1">
        <table:table-column table:style-name="co1" table:default-cell-style-name="ce47"/>
        <table:table-column table:style-name="co1" table:number-columns-repeated="4" table:default-cell-style-name="ce49"/>
        <table:table-row table:style-name="ro1">
          <table:table-cell table:style-name="ce36" office:value-type="string" calcext:value-type="string" table:number-columns-spanned="5" table:number-rows-spanned="1">
            <text:p>Questão 4</text:p>
          </table:table-cell>
          <table:covered-table-cell table:number-columns-repeated="4" table:style-name="Default"/>
        </table:table-row>
        <table:table-row table:style-name="ro1">
          <table:table-cell table:style-name="ce46" office:value-type="string" calcext:value-type="string">
            <text:p>Ano</text:p>
          </table:table-cell>
          <table:table-cell table:style-name="ce48" office:value-type="string" calcext:value-type="string">
            <text:p>Saldo Inicial</text:p>
          </table:table-cell>
          <table:table-cell table:style-name="ce48" office:value-type="string" calcext:value-type="string">
            <text:p>Juros</text:p>
          </table:table-cell>
          <table:table-cell table:style-name="ce48" office:value-type="string" calcext:value-type="string">
            <text:p>Amortização</text:p>
          </table:table-cell>
          <table:table-cell table:style-name="ce48" office:value-type="string" calcext:value-type="string">
            <text:p>Saldo Fin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currency" office:currency="BRL" office:value="80000" calcext:value-type="currency">
            <text:p>R$ 80.000,00</text:p>
          </table:table-cell>
          <table:table-cell office:value-type="currency" office:currency="BRL" office:value="6400" calcext:value-type="currency">
            <text:p>R$ 6.400,00</text:p>
          </table:table-cell>
          <table:table-cell office:value-type="currency" office:currency="BRL" office:value="7000" calcext:value-type="currency">
            <text:p>R$ 7.000,00</text:p>
          </table:table-cell>
          <table:table-cell office:value-type="currency" office:currency="BRL" office:value="79400" calcext:value-type="currency">
            <text:p>R$ 79.400,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E3]" office:value-type="currency" office:currency="BRL" office:value="79400" calcext:value-type="currency">
            <text:p>R$ 79.400,00</text:p>
          </table:table-cell>
          <table:table-cell table:formula="of:=[.B4]*0.08" office:value-type="currency" office:currency="BRL" office:value="6352" calcext:value-type="currency">
            <text:p>R$ 6.352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4]+[.C4]-[.D4]" office:value-type="currency" office:currency="BRL" office:value="78752" calcext:value-type="currency">
            <text:p>R$ 78.752,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E4]" office:value-type="currency" office:currency="BRL" office:value="78752" calcext:value-type="currency">
            <text:p>R$ 78.752,00</text:p>
          </table:table-cell>
          <table:table-cell table:formula="of:=[.B5]*0.08" office:value-type="currency" office:currency="BRL" office:value="6300.16" calcext:value-type="currency">
            <text:p>R$ 6.300,16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5]+[.C5]-[.D5]" office:value-type="currency" office:currency="BRL" office:value="78052.16" calcext:value-type="currency">
            <text:p>R$ 78.052,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E5]" office:value-type="currency" office:currency="BRL" office:value="78052.16" calcext:value-type="currency">
            <text:p>R$ 78.052,16</text:p>
          </table:table-cell>
          <table:table-cell table:formula="of:=[.B6]*0.08" office:value-type="currency" office:currency="BRL" office:value="6244.1728" calcext:value-type="currency">
            <text:p>R$ 6.244,17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6]+[.C6]-[.D6]" office:value-type="currency" office:currency="BRL" office:value="77296.3328" calcext:value-type="currency">
            <text:p>R$ 77.296,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E6]" office:value-type="currency" office:currency="BRL" office:value="77296.3328" calcext:value-type="currency">
            <text:p>R$ 77.296,33</text:p>
          </table:table-cell>
          <table:table-cell table:formula="of:=[.B7]*0.08" office:value-type="currency" office:currency="BRL" office:value="6183.706624" calcext:value-type="currency">
            <text:p>R$ 6.183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7]+[.C7]-[.D7]" office:value-type="currency" office:currency="BRL" office:value="76480.039424" calcext:value-type="currency">
            <text:p>R$ 76.480,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E7]" office:value-type="currency" office:currency="BRL" office:value="76480.039424" calcext:value-type="currency">
            <text:p>R$ 76.480,04</text:p>
          </table:table-cell>
          <table:table-cell table:formula="of:=[.B8]*0.08" office:value-type="currency" office:currency="BRL" office:value="6118.40315392" calcext:value-type="currency">
            <text:p>R$ 6.118,4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8]+[.C8]-[.D8]" office:value-type="currency" office:currency="BRL" office:value="75598.44257792" calcext:value-type="currency">
            <text:p>R$ 75.598,4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E8]" office:value-type="currency" office:currency="BRL" office:value="75598.44257792" calcext:value-type="currency">
            <text:p>R$ 75.598,44</text:p>
          </table:table-cell>
          <table:table-cell table:formula="of:=[.B9]*0.08" office:value-type="currency" office:currency="BRL" office:value="6047.8754062336" calcext:value-type="currency">
            <text:p>R$ 6.047,8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9]+[.C9]-[.D9]" office:value-type="currency" office:currency="BRL" office:value="74646.3179841536" calcext:value-type="currency">
            <text:p>R$ 74.646,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E9]" office:value-type="currency" office:currency="BRL" office:value="74646.3179841536" calcext:value-type="currency">
            <text:p>R$ 74.646,32</text:p>
          </table:table-cell>
          <table:table-cell table:formula="of:=[.B10]*0.08" office:value-type="currency" office:currency="BRL" office:value="5971.70543873229" calcext:value-type="currency">
            <text:p>R$ 5.971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0]+[.C10]-[.D10]" office:value-type="currency" office:currency="BRL" office:value="73618.0234228859" calcext:value-type="currency">
            <text:p>R$ 73.618,0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E10]" office:value-type="currency" office:currency="BRL" office:value="73618.0234228859" calcext:value-type="currency">
            <text:p>R$ 73.618,02</text:p>
          </table:table-cell>
          <table:table-cell table:formula="of:=[.B11]*0.08" office:value-type="currency" office:currency="BRL" office:value="5889.44187383087" calcext:value-type="currency">
            <text:p>R$ 5.889,44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1]+[.C11]-[.D11]" office:value-type="currency" office:currency="BRL" office:value="72507.4652967168" calcext:value-type="currency">
            <text:p>R$ 72.507,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E11]" office:value-type="currency" office:currency="BRL" office:value="72507.4652967168" calcext:value-type="currency">
            <text:p>R$ 72.507,47</text:p>
          </table:table-cell>
          <table:table-cell table:formula="of:=[.B12]*0.08" office:value-type="currency" office:currency="BRL" office:value="5800.59722373734" calcext:value-type="currency">
            <text:p>R$ 5.800,6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2]+[.C12]-[.D12]" office:value-type="currency" office:currency="BRL" office:value="71308.0625204541" calcext:value-type="currency">
            <text:p>R$ 71.308,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E12]" office:value-type="currency" office:currency="BRL" office:value="71308.0625204541" calcext:value-type="currency">
            <text:p>R$ 71.308,06</text:p>
          </table:table-cell>
          <table:table-cell table:formula="of:=[.B13]*0.08" office:value-type="currency" office:currency="BRL" office:value="5704.64500163633" calcext:value-type="currency">
            <text:p>R$ 5.704,65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3]+[.C13]-[.D13]" office:value-type="currency" office:currency="BRL" office:value="70012.7075220904" calcext:value-type="currency">
            <text:p>R$ 70.012,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E13]" office:value-type="currency" office:currency="BRL" office:value="70012.7075220904" calcext:value-type="currency">
            <text:p>R$ 70.012,71</text:p>
          </table:table-cell>
          <table:table-cell table:formula="of:=[.B14]*0.08" office:value-type="currency" office:currency="BRL" office:value="5601.01660176723" calcext:value-type="currency">
            <text:p>R$ 5.601,02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4]+[.C14]-[.D14]" office:value-type="currency" office:currency="BRL" office:value="68613.7241238577" calcext:value-type="currency">
            <text:p>R$ 68.613,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E14]" office:value-type="currency" office:currency="BRL" office:value="68613.7241238577" calcext:value-type="currency">
            <text:p>R$ 68.613,72</text:p>
          </table:table-cell>
          <table:table-cell table:formula="of:=[.B15]*0.08" office:value-type="currency" office:currency="BRL" office:value="5489.09792990861" calcext:value-type="currency">
            <text:p>R$ 5.489,1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5]+[.C15]-[.D15]" office:value-type="currency" office:currency="BRL" office:value="67102.8220537663" calcext:value-type="currency">
            <text:p>R$ 67.102,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E15]" office:value-type="currency" office:currency="BRL" office:value="67102.8220537663" calcext:value-type="currency">
            <text:p>R$ 67.102,82</text:p>
          </table:table-cell>
          <table:table-cell table:formula="of:=[.B16]*0.08" office:value-type="currency" office:currency="BRL" office:value="5368.2257643013" calcext:value-type="currency">
            <text:p>R$ 5.368,23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6]+[.C16]-[.D16]" office:value-type="currency" office:currency="BRL" office:value="65471.0478180676" calcext:value-type="currency">
            <text:p>R$ 65.471,0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E16]" office:value-type="currency" office:currency="BRL" office:value="65471.0478180676" calcext:value-type="currency">
            <text:p>R$ 65.471,05</text:p>
          </table:table-cell>
          <table:table-cell table:formula="of:=[.B17]*0.08" office:value-type="currency" office:currency="BRL" office:value="5237.68382544541" calcext:value-type="currency">
            <text:p>R$ 5.237,6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7]+[.C17]-[.D17]" office:value-type="currency" office:currency="BRL" office:value="63708.731643513" calcext:value-type="currency">
            <text:p>R$ 63.708,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E17]" office:value-type="currency" office:currency="BRL" office:value="63708.731643513" calcext:value-type="currency">
            <text:p>R$ 63.708,73</text:p>
          </table:table-cell>
          <table:table-cell table:formula="of:=[.B18]*0.08" office:value-type="currency" office:currency="BRL" office:value="5096.69853148104" calcext:value-type="currency">
            <text:p>R$ 5.096,7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8]+[.C18]-[.D18]" office:value-type="currency" office:currency="BRL" office:value="61805.430174994" calcext:value-type="currency">
            <text:p>R$ 61.805,4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) ok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) R$ 61.805,43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) Não</text:p>
          </table:table-cell>
          <table:table-cell table:style-name="Default" table:number-columns-repeated="4"/>
        </table:table-row>
      </table:table>
      <table:table table:name="Q5" table:style-name="ta1">
        <table:table-column table:style-name="co2" table:default-cell-style-name="ce52"/>
        <table:table-column table:style-name="co12" table:default-cell-style-name="ce54"/>
        <table:table-column table:style-name="co1" table:default-cell-style-name="ce54"/>
        <table:table-column table:style-name="co1" table:default-cell-style-name="ce55"/>
        <table:table-column table:style-name="co13" table:default-cell-style-name="ce55"/>
        <table:table-column table:style-name="co1" table:number-columns-repeated="2" table:default-cell-style-name="ce55"/>
        <table:table-row table:style-name="ro1">
          <table:table-cell table:style-name="ce36" office:value-type="string" calcext:value-type="string" table:number-columns-spanned="7" table:number-rows-spanned="1">
            <text:p>QUESTÃO 5</text:p>
          </table:table-cell>
          <table:covered-table-cell table:number-columns-repeated="6" table:style-name="Default"/>
        </table:table-row>
        <table:table-row table:style-name="ro4">
          <table:table-cell table:style-name="ce51" office:value-type="string" calcext:value-type="string">
            <text:p>Funcionário</text:p>
          </table:table-cell>
          <table:table-cell table:style-name="ce48" office:value-type="string" calcext:value-type="string">
            <text:p><text:span text:style-name="T1">Tempo de Servicos</text:span></text:p>
            <text:p><text:span text:style-name="T1">(anos)</text:span></text:p>
          </table:table-cell>
          <table:table-cell table:style-name="ce48" office:value-type="string" calcext:value-type="string">
            <text:p><text:span text:style-name="T1">Total de</text:span></text:p>
            <text:p><text:span text:style-name="T1">Horas</text:span></text:p>
          </table:table-cell>
          <table:table-cell table:style-name="ce48" office:value-type="string" calcext:value-type="string">
            <text:p><text:span text:style-name="T1">Salario</text:span></text:p>
            <text:p><text:span text:style-name="T1">Bruto</text:span></text:p>
          </table:table-cell>
          <table:table-cell table:style-name="ce48" office:value-type="string" calcext:value-type="string">
            <text:p><text:span text:style-name="T1">Adicional por Tempo</text:span></text:p>
            <text:p><text:span text:style-name="T1">de Servico</text:span></text:p>
          </table:table-cell>
          <table:table-cell table:style-name="ce56" office:value-type="string" calcext:value-type="string">
            <text:p>IRRF</text:p>
          </table:table-cell>
          <table:table-cell table:style-name="ce48" office:value-type="string" calcext:value-type="string">
            <text:p><text:span text:style-name="T1">Salario</text:span></text:p>
            <text:p><text:span text:style-name="T1">Liquido</text:span></text:p>
          </table:table-cell>
        </table:table-row>
        <table:table-row table:style-name="ro3">
          <table:table-cell office:value-type="string" calcext:value-type="string">
            <text:p>Denise</text:p>
          </table:table-cell>
          <table:table-cell table:style-name="ce53"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formula="of:=[.C3]*20" office:value-type="currency" office:currency="BRL" office:value="3200" calcext:value-type="currency">
            <text:p>R$ 3.200,00</text:p>
          </table:table-cell>
          <table:table-cell table:formula="of:=IF([.B3]&gt;=15;[.D3]*0.1;IF([.B3]&gt;=10;[.D3]*0.05;IF([.B3]&lt;10;[.D3]*0.03;&quot;L15&quot;)))" office:value-type="currency" office:currency="BRL" office:value="320" calcext:value-type="currency">
            <text:p>R$ 320,00</text:p>
          </table:table-cell>
          <table:table-cell table:formula="of:=IF([.D3]/350&lt;=8;[.D3]*0.05;IF([.D3]/350&gt;8;[.D3]*0.08;&quot;ERROR&quot;))" office:value-type="currency" office:currency="BRL" office:value="256" calcext:value-type="currency">
            <text:p>R$ 256,00</text:p>
          </table:table-cell>
          <table:table-cell table:formula="of:=[.D3]+[.E3]-[.F3]" office:value-type="currency" office:currency="BRL" office:value="3264" calcext:value-type="currency">
            <text:p>R$ 3.264,00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0" calcext:value-type="float">
            <text:p>120</text:p>
          </table:table-cell>
          <table:table-cell table:formula="of:=[.C4]*20" office:value-type="currency" office:currency="BRL" office:value="2400" calcext:value-type="currency">
            <text:p>R$ 2.400,00</text:p>
          </table:table-cell>
          <table:table-cell table:formula="of:=IF([.B4]&gt;=15;[.D4]*0.1;IF([.B4]&gt;=10;[.D4]*0.05;IF([.B4]&lt;10;[.D4]*0.03;&quot;L15&quot;)))" office:value-type="currency" office:currency="BRL" office:value="120" calcext:value-type="currency">
            <text:p>R$ 120,00</text:p>
          </table:table-cell>
          <table:table-cell table:formula="of:=IF([.D4]/350&lt;=8;[.D4]*0.05;IF([.D4]/350&gt;8;[.D4]*0.08;&quot;ERROR&quot;))" office:value-type="currency" office:currency="BRL" office:value="120" calcext:value-type="currency">
            <text:p>R$ 120,00</text:p>
          </table:table-cell>
          <table:table-cell table:formula="of:=[.D4]+[.E4]-[.F4]" office:value-type="currency" office:currency="BRL" office:value="2400" calcext:value-type="currency">
            <text:p>R$ 2.400,00</text:p>
          </table:table-cell>
        </table:table-row>
        <table:table-row table:style-name="ro3">
          <table:table-cell office:value-type="string" calcext:value-type="string">
            <text:p>Jairo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[.C5]*20" office:value-type="currency" office:currency="BRL" office:value="1600" calcext:value-type="currency">
            <text:p>R$ 1.600,00</text:p>
          </table:table-cell>
          <table:table-cell table:formula="of:=IF([.B5]&gt;=15;[.D5]*0.1;IF([.B5]&gt;=10;[.D5]*0.05;IF([.B5]&lt;10;[.D5]*0.03;&quot;L15&quot;)))" office:value-type="currency" office:currency="BRL" office:value="80" calcext:value-type="currency">
            <text:p>R$ 80,00</text:p>
          </table:table-cell>
          <table:table-cell table:formula="of:=IF([.D5]/350&lt;=8;[.D5]*0.05;IF([.D5]/350&gt;8;[.D5]*0.08;&quot;ERROR&quot;))" office:value-type="currency" office:currency="BRL" office:value="80" calcext:value-type="currency">
            <text:p>R$ 80,00</text:p>
          </table:table-cell>
          <table:table-cell table:formula="of:=[.D5]+[.E5]-[.F5]" office:value-type="currency" office:currency="BRL" office:value="1600" calcext:value-type="currency">
            <text:p>R$ 1.600,00</text:p>
          </table:table-cell>
        </table:table-row>
        <table:table-row table:style-name="ro3">
          <table:table-cell office:value-type="string" calcext:value-type="string">
            <text:p>Isadora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C6]*20" office:value-type="currency" office:currency="BRL" office:value="1600" calcext:value-type="currency">
            <text:p>R$ 1.600,00</text:p>
          </table:table-cell>
          <table:table-cell table:formula="of:=IF([.B6]&gt;=15;[.D6]*0.1;IF([.B6]&gt;=10;[.D6]*0.05;IF([.B6]&lt;10;[.D6]*0.03;&quot;L15&quot;)))" office:value-type="currency" office:currency="BRL" office:value="48" calcext:value-type="currency">
            <text:p>R$ 48,00</text:p>
          </table:table-cell>
          <table:table-cell table:formula="of:=IF([.D6]/350&lt;=8;[.D6]*0.05;IF([.D6]/350&gt;8;[.D6]*0.08;&quot;ERROR&quot;))" office:value-type="currency" office:currency="BRL" office:value="80" calcext:value-type="currency">
            <text:p>R$ 80,00</text:p>
          </table:table-cell>
          <table:table-cell table:formula="of:=[.D6]+[.E6]-[.F6]" office:value-type="currency" office:currency="BRL" office:value="1568" calcext:value-type="currency">
            <text:p>R$ 1.568,00</text:p>
          </table:table-cell>
        </table:table-row>
        <table:table-row table:style-name="ro3">
          <table:table-cell office:value-type="string" calcext:value-type="string">
            <text:p>Paulo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C7]*20" office:value-type="currency" office:currency="BRL" office:value="2400" calcext:value-type="currency">
            <text:p>R$ 2.400,00</text:p>
          </table:table-cell>
          <table:table-cell table:formula="of:=IF([.B7]&gt;=15;[.D7]*0.1;IF([.B7]&gt;=10;[.D7]*0.05;IF([.B7]&lt;10;[.D7]*0.03;&quot;L15&quot;)))" office:value-type="currency" office:currency="BRL" office:value="72" calcext:value-type="currency">
            <text:p>R$ 72,00</text:p>
          </table:table-cell>
          <table:table-cell table:formula="of:=IF([.D7]/350&lt;=8;[.D7]*0.05;IF([.D7]/350&gt;8;[.D7]*0.08;&quot;ERROR&quot;))" office:value-type="currency" office:currency="BRL" office:value="120" calcext:value-type="currency">
            <text:p>R$ 120,00</text:p>
          </table:table-cell>
          <table:table-cell table:formula="of:=[.D7]+[.E7]-[.F7]" office:value-type="currency" office:currency="BRL" office:value="2352" calcext:value-type="currency">
            <text:p>R$ 2.352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PROVADO" style:family="table-cell" style:parent-style-name="Default">
      <style:text-properties fo:color="#81d41a"/>
    </style:style>
    <style:style style:name="Sem_20_título1" style:display-name="Sem título1" style:family="table-cell" style:parent-style-name="Default">
      <style:text-properties fo:color="#00a933"/>
    </style:style>
    <style:style style:name="Sem_20_título2" style:display-name="Sem título2" style:family="table-cell" style:parent-style-name="Default">
      <style:text-properties fo:color="#ff000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6:22:52.0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0:21:24.363000000</meta:creation-date>
    <dc:date>2023-10-01T16:25:40.611000000</dc:date>
    <meta:editing-duration>PT1H48M57S</meta:editing-duration>
    <meta:editing-cycles>9</meta:editing-cycles>
    <meta:generator>LibreOffice/7.6.2.1$Windows_X86_64 LibreOffice_project/56f7684011345957bbf33a7ee678afaf4d2ba333</meta:generator>
    <meta:document-statistic meta:table-count="6" meta:cell-count="315" meta:object-count="0"/>
  </office:meta>
</office:document-meta>
</file>